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 table:number-columns-spanned="2" table:number-rows-spanned="1">
            <text:p>Locaal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Visita</text:p>
          </table:table-cell>
          <table:covered-table-cell table:style-name="ce7"/>
          <table:table-cell table:style-name="ce1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Indices</text:p>
          </table:table-cell>
          <table:covered-table-cell table:number-columns-repeated="3" table:style-name="ce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#Partido</text:p>
          </table:table-cell>
          <table:table-cell table:style-name="ce7" office:value-type="string" calcext:value-type="string">
            <text:p>GF</text:p>
          </table:table-cell>
          <table:table-cell table:style-name="ce7" office:value-type="string" calcext:value-type="string">
            <text:p>GC</text:p>
          </table:table-cell>
          <table:table-cell table:style-name="ce7" office:value-type="string" calcext:value-type="string">
            <text:p>Goles Favor</text:p>
          </table:table-cell>
          <table:table-cell table:style-name="ce7" office:value-type="string" calcext:value-type="string">
            <text:p>Goles Contra</text:p>
          </table:table-cell>
          <table:table-cell table:style-name="ce7" office:value-type="string" calcext:value-type="string">
            <text:p>Goles Favor</text:p>
          </table:table-cell>
          <table:table-cell table:style-name="ce7" office:value-type="string" calcext:value-type="string">
            <text:p>Goles Contra</text:p>
          </table:table-cell>
          <table:table-cell table:style-name="ce7" office:value-type="string" calcext:value-type="string">
            <text:p>GFL</text:p>
          </table:table-cell>
          <table:table-cell table:style-name="ce7" office:value-type="string" calcext:value-type="string">
            <text:p>GCL</text:p>
          </table:table-cell>
          <table:table-cell table:style-name="ce7" office:value-type="string" calcext:value-type="string">
            <text:p>GFV</text:p>
          </table:table-cell>
          <table:table-cell table:style-name="ce7" office:value-type="string" calcext:value-type="string">
            <text:p>GCV</text:p>
          </table:table-cell>
          <table:table-cell table:style-name="ce8" office:value-type="string" calcext:value-type="string">
            <text:p>IAL</text:p>
          </table:table-cell>
          <table:table-cell table:style-name="ce8" office:value-type="string" calcext:value-type="string">
            <text:p>IDL</text:p>
          </table:table-cell>
          <table:table-cell table:style-name="ce8" office:value-type="string" calcext:value-type="string">
            <text:p>IAV</text:p>
          </table:table-cell>
          <table:table-cell table:style-name="ce8" office:value-type="string" calcext:value-type="string">
            <text:p>ID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s 6 es la cel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Aston Vil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rsenal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6])" office:value-type="float" office:value="23" calcext:value-type="float">
            <text:p>23</text:p>
          </table:table-cell>
          <table:table-cell table:style-name="ce6" table:formula="of:=SUMIF([.$C$4:.$C$156];&quot;=&quot;&amp;[.H6];[.$F$4:.$F$156])+SUMIF([.$D$4:.$D$156];&quot;=&quot;&amp;[.H6];[.$E$4:.$E$156])" office:value-type="float" office:value="10" calcext:value-type="float">
            <text:p>10</text:p>
          </table:table-cell>
          <table:table-cell table:formula="of:=SUMIFS([.$E$4:.$E$156];[.$C$4:.$C$156];&quot;=&quot;&amp;[.H6])" office:value-type="float" office:value="14" calcext:value-type="float">
            <text:p>14</text:p>
          </table:table-cell>
          <table:table-cell table:formula="of:=SUMIFS([.$F$4:.$F$156];[.$C$4:.$C$156];&quot;=&quot;&amp;[.H6])" office:value-type="float" office:value="7" calcext:value-type="float">
            <text:p>7</text:p>
          </table:table-cell>
          <table:table-cell table:formula="of:=SUMIFS([.$F$4:.$F$156];[.$D$4:.$D$156];&quot;=&quot;&amp;[.H6])" office:value-type="float" office:value="9" calcext:value-type="float">
            <text:p>9</text:p>
          </table:table-cell>
          <table:table-cell table:formula="of:=SUMIFS([.$E$4:.$E$156];[.$D$4:.$D$156];&quot;=&quot;&amp;[.H6])" office:value-type="float" office:value="3" calcext:value-type="float">
            <text:p>3</text:p>
          </table:table-cell>
          <table:table-cell table:formula="of:=[.L6]/[.I6]" office:value-type="float" office:value="1.4" calcext:value-type="float">
            <text:p>1.4</text:p>
          </table:table-cell>
          <table:table-cell table:formula="of:=[.M6]/[.I6]" office:value-type="float" office:value="0.7" calcext:value-type="float">
            <text:p>0.7</text:p>
          </table:table-cell>
          <table:table-cell table:formula="of:=[.N6]/[.I6]" office:value-type="float" office:value="0.9" calcext:value-type="float">
            <text:p>0.9</text:p>
          </table:table-cell>
          <table:table-cell table:formula="of:=[.O6]/[.I6]" office:value-type="float" office:value="0.3" calcext:value-type="float">
            <text:p>0.3</text:p>
          </table:table-cell>
          <table:table-cell table:formula="of:=[.P6]/[.$P$25]" office:value-type="float" office:value="1.62697274031564" calcext:value-type="float">
            <text:p>1.62697274031564</text:p>
          </table:table-cell>
          <table:table-cell table:formula="of:=[.Q6]/[.$Q$25]" office:value-type="float" office:value="1.4" calcext:value-type="float">
            <text:p>1.4</text:p>
          </table:table-cell>
          <table:table-cell table:formula="of:=[.R6]/[.$R$25]" office:value-type="float" office:value="1.125" calcext:value-type="float">
            <text:p>1.125</text:p>
          </table:table-cell>
          <table:table-cell table:style-name="ce10" table:formula="of:=[.S6]/[.$S$25]" office:value-type="float" office:value="0.157894736842105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Nott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n City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7])" office:value-type="float" office:value="33" calcext:value-type="float">
            <text:p>33</text:p>
          </table:table-cell>
          <table:table-cell table:style-name="ce6" table:formula="of:=SUMIF([.$C$4:.$C$156];&quot;=&quot;&amp;[.H7];[.$F$4:.$F$156])+SUMIF([.$D$4:.$D$156];&quot;=&quot;&amp;[.H7];[.$E$4:.$E$156])" office:value-type="float" office:value="9" calcext:value-type="float">
            <text:p>9</text:p>
          </table:table-cell>
          <table:table-cell table:formula="of:=SUMIFS([.$E$4:.$E$156];[.$C$4:.$C$156];&quot;=&quot;&amp;[.H7])" office:value-type="float" office:value="24" calcext:value-type="float">
            <text:p>24</text:p>
          </table:table-cell>
          <table:table-cell table:formula="of:=SUMIFS([.$F$4:.$F$156];[.$C$4:.$C$156];&quot;=&quot;&amp;[.H7])" office:value-type="float" office:value="5" calcext:value-type="float">
            <text:p>5</text:p>
          </table:table-cell>
          <table:table-cell table:formula="of:=SUMIFS([.$F$4:.$F$156];[.$D$4:.$D$156];&quot;=&quot;&amp;[.H7])" office:value-type="float" office:value="9" calcext:value-type="float">
            <text:p>9</text:p>
          </table:table-cell>
          <table:table-cell table:formula="of:=SUMIFS([.$E$4:.$E$156];[.$D$4:.$D$156];&quot;=&quot;&amp;[.H7])" office:value-type="float" office:value="4" calcext:value-type="float">
            <text:p>4</text:p>
          </table:table-cell>
          <table:table-cell table:formula="of:=[.L7]/[.I7]" office:value-type="float" office:value="2.4" calcext:value-type="float">
            <text:p>2.4</text:p>
          </table:table-cell>
          <table:table-cell table:formula="of:=[.M7]/[.I7]" office:value-type="float" office:value="0.5" calcext:value-type="float">
            <text:p>0.5</text:p>
          </table:table-cell>
          <table:table-cell table:formula="of:=[.N7]/[.I7]" office:value-type="float" office:value="0.9" calcext:value-type="float">
            <text:p>0.9</text:p>
          </table:table-cell>
          <table:table-cell table:formula="of:=[.O7]/[.I7]" office:value-type="float" office:value="0.4" calcext:value-type="float">
            <text:p>0.4</text:p>
          </table:table-cell>
          <table:table-cell table:formula="of:=[.P7]/[.$P$25]" office:value-type="float" office:value="2.78909612625538" calcext:value-type="float">
            <text:p>2.78909612625538</text:p>
          </table:table-cell>
          <table:table-cell table:formula="of:=[.Q7]/[.$Q$25]" office:value-type="float" office:value="1" calcext:value-type="float">
            <text:p>1</text:p>
          </table:table-cell>
          <table:table-cell table:formula="of:=[.R7]/[.$R$25]" office:value-type="float" office:value="1.125" calcext:value-type="float">
            <text:p>1.125</text:p>
          </table:table-cell>
          <table:table-cell table:style-name="ce10" table:formula="of:=[.S7]/[.$S$25]" office:value-type="float" office:value="0.210526315789474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outhampt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ottenham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8])" office:value-type="float" office:value="20" calcext:value-type="float">
            <text:p>20</text:p>
          </table:table-cell>
          <table:table-cell table:style-name="ce6" table:formula="of:=SUMIF([.$C$4:.$C$156];&quot;=&quot;&amp;[.H8];[.$F$4:.$F$156])+SUMIF([.$D$4:.$D$156];&quot;=&quot;&amp;[.H8];[.$E$4:.$E$156])" office:value-type="float" office:value="10" calcext:value-type="float">
            <text:p>10</text:p>
          </table:table-cell>
          <table:table-cell table:formula="of:=SUMIFS([.$E$4:.$E$156];[.$C$4:.$C$156];&quot;=&quot;&amp;[.H8])" office:value-type="float" office:value="13" calcext:value-type="float">
            <text:p>13</text:p>
          </table:table-cell>
          <table:table-cell table:formula="of:=SUMIFS([.$F$4:.$F$156];[.$C$4:.$C$156];&quot;=&quot;&amp;[.H8])" office:value-type="float" office:value="4" calcext:value-type="float">
            <text:p>4</text:p>
          </table:table-cell>
          <table:table-cell table:formula="of:=SUMIFS([.$F$4:.$F$156];[.$D$4:.$D$156];&quot;=&quot;&amp;[.H8])" office:value-type="float" office:value="7" calcext:value-type="float">
            <text:p>7</text:p>
          </table:table-cell>
          <table:table-cell table:formula="of:=SUMIFS([.$E$4:.$E$156];[.$D$4:.$D$156];&quot;=&quot;&amp;[.H8])" office:value-type="float" office:value="6" calcext:value-type="float">
            <text:p>6</text:p>
          </table:table-cell>
          <table:table-cell table:formula="of:=[.L8]/[.I8]" office:value-type="float" office:value="1.3" calcext:value-type="float">
            <text:p>1.3</text:p>
          </table:table-cell>
          <table:table-cell table:formula="of:=[.M8]/[.I8]" office:value-type="float" office:value="0.4" calcext:value-type="float">
            <text:p>0.4</text:p>
          </table:table-cell>
          <table:table-cell table:formula="of:=[.N8]/[.I8]" office:value-type="float" office:value="0.7" calcext:value-type="float">
            <text:p>0.7</text:p>
          </table:table-cell>
          <table:table-cell table:formula="of:=[.O8]/[.I8]" office:value-type="float" office:value="0.6" calcext:value-type="float">
            <text:p>0.6</text:p>
          </table:table-cell>
          <table:table-cell table:formula="of:=[.P8]/[.$P$25]" office:value-type="float" office:value="1.51076040172166" calcext:value-type="float">
            <text:p>1.51076040172166</text:p>
          </table:table-cell>
          <table:table-cell table:formula="of:=[.Q8]/[.$Q$25]" office:value-type="float" office:value="0.8" calcext:value-type="float">
            <text:p>0.8</text:p>
          </table:table-cell>
          <table:table-cell table:formula="of:=[.R8]/[.$R$25]" office:value-type="float" office:value="0.875" calcext:value-type="float">
            <text:p>0.875</text:p>
          </table:table-cell>
          <table:table-cell table:style-name="ce10" table:formula="of:=[.S8]/[.$S$25]" office:value-type="float" office:value="0.31578947368421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ol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ighton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9])" office:value-type="float" office:value="14" calcext:value-type="float">
            <text:p>14</text:p>
          </table:table-cell>
          <table:table-cell table:style-name="ce6" table:formula="of:=SUMIF([.$C$4:.$C$156];&quot;=&quot;&amp;[.H9];[.$F$4:.$F$156])+SUMIF([.$D$4:.$D$156];&quot;=&quot;&amp;[.H9];[.$E$4:.$E$156])" office:value-type="float" office:value="9" calcext:value-type="float">
            <text:p>9</text:p>
          </table:table-cell>
          <table:table-cell table:formula="of:=SUMIFS([.$E$4:.$E$156];[.$C$4:.$C$156];&quot;=&quot;&amp;[.H9])" office:value-type="float" office:value="6" calcext:value-type="float">
            <text:p>6</text:p>
          </table:table-cell>
          <table:table-cell table:formula="of:=SUMIFS([.$F$4:.$F$156];[.$C$4:.$C$156];&quot;=&quot;&amp;[.H9])" office:value-type="float" office:value="3" calcext:value-type="float">
            <text:p>3</text:p>
          </table:table-cell>
          <table:table-cell table:formula="of:=SUMIFS([.$F$4:.$F$156];[.$D$4:.$D$156];&quot;=&quot;&amp;[.H9])" office:value-type="float" office:value="8" calcext:value-type="float">
            <text:p>8</text:p>
          </table:table-cell>
          <table:table-cell table:formula="of:=SUMIFS([.$E$4:.$E$156];[.$D$4:.$D$156];&quot;=&quot;&amp;[.H9])" office:value-type="float" office:value="6" calcext:value-type="float">
            <text:p>6</text:p>
          </table:table-cell>
          <table:table-cell table:formula="of:=[.L9]/[.I9]" office:value-type="float" office:value="0.6" calcext:value-type="float">
            <text:p>0.6</text:p>
          </table:table-cell>
          <table:table-cell table:formula="of:=[.M9]/[.I9]" office:value-type="float" office:value="0.3" calcext:value-type="float">
            <text:p>0.3</text:p>
          </table:table-cell>
          <table:table-cell table:formula="of:=[.N9]/[.I9]" office:value-type="float" office:value="0.8" calcext:value-type="float">
            <text:p>0.8</text:p>
          </table:table-cell>
          <table:table-cell table:formula="of:=[.O9]/[.I9]" office:value-type="float" office:value="0.6" calcext:value-type="float">
            <text:p>0.6</text:p>
          </table:table-cell>
          <table:table-cell table:formula="of:=[.P9]/[.$P$25]" office:value-type="float" office:value="0.697274031563845" calcext:value-type="float">
            <text:p>0.697274031563845</text:p>
          </table:table-cell>
          <table:table-cell table:formula="of:=[.Q9]/[.$Q$25]" office:value-type="float" office:value="0.6" calcext:value-type="float">
            <text:p>0.6</text:p>
          </table:table-cell>
          <table:table-cell table:formula="of:=[.R9]/[.$R$25]" office:value-type="float" office:value="1" calcext:value-type="float">
            <text:p>1</text:p>
          </table:table-cell>
          <table:table-cell table:style-name="ce10" table:formula="of:=[.S9]/[.$S$25]" office:value-type="float" office:value="0.31578947368421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eeds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0])" office:value-type="float" office:value="11" calcext:value-type="float">
            <text:p>11</text:p>
          </table:table-cell>
          <table:table-cell table:style-name="ce6" table:formula="of:=SUMIF([.$C$4:.$C$156];&quot;=&quot;&amp;[.H10];[.$F$4:.$F$156])+SUMIF([.$D$4:.$D$156];&quot;=&quot;&amp;[.H10];[.$E$4:.$E$156])" office:value-type="float" office:value="12" calcext:value-type="float">
            <text:p>12</text:p>
          </table:table-cell>
          <table:table-cell table:formula="of:=SUMIFS([.$E$4:.$E$156];[.$C$4:.$C$156];&quot;=&quot;&amp;[.H10])" office:value-type="float" office:value="6" calcext:value-type="float">
            <text:p>6</text:p>
          </table:table-cell>
          <table:table-cell table:formula="of:=SUMIFS([.$F$4:.$F$156];[.$C$4:.$C$156];&quot;=&quot;&amp;[.H10])" office:value-type="float" office:value="2" calcext:value-type="float">
            <text:p>2</text:p>
          </table:table-cell>
          <table:table-cell table:formula="of:=SUMIFS([.$F$4:.$F$156];[.$D$4:.$D$156];&quot;=&quot;&amp;[.H10])" office:value-type="float" office:value="5" calcext:value-type="float">
            <text:p>5</text:p>
          </table:table-cell>
          <table:table-cell table:formula="of:=SUMIFS([.$E$4:.$E$156];[.$D$4:.$D$156];&quot;=&quot;&amp;[.H10])" office:value-type="float" office:value="10" calcext:value-type="float">
            <text:p>10</text:p>
          </table:table-cell>
          <table:table-cell table:formula="of:=[.L10]/[.I10]" office:value-type="float" office:value="0.6" calcext:value-type="float">
            <text:p>0.6</text:p>
          </table:table-cell>
          <table:table-cell table:formula="of:=[.M10]/[.I10]" office:value-type="float" office:value="0.2" calcext:value-type="float">
            <text:p>0.2</text:p>
          </table:table-cell>
          <table:table-cell table:formula="of:=[.N10]/[.I10]" office:value-type="float" office:value="0.5" calcext:value-type="float">
            <text:p>0.5</text:p>
          </table:table-cell>
          <table:table-cell table:formula="of:=[.O10]/[.I10]" office:value-type="float" office:value="1" calcext:value-type="float">
            <text:p>1</text:p>
          </table:table-cell>
          <table:table-cell table:formula="of:=[.P10]/[.$P$25]" office:value-type="float" office:value="0.697274031563845" calcext:value-type="float">
            <text:p>0.697274031563845</text:p>
          </table:table-cell>
          <table:table-cell table:formula="of:=[.Q10]/[.$Q$25]" office:value-type="float" office:value="0.4" calcext:value-type="float">
            <text:p>0.4</text:p>
          </table:table-cell>
          <table:table-cell table:formula="of:=[.R10]/[.$R$25]" office:value-type="float" office:value="0.625" calcext:value-type="float">
            <text:p>0.625</text:p>
          </table:table-cell>
          <table:table-cell table:style-name="ce10" table:formula="of:=[.S10]/[.$S$25]" office:value-type="float" office:value="0.526315789473684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rentfo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ulham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1])" office:value-type="float" office:value="16" calcext:value-type="float">
            <text:p>16</text:p>
          </table:table-cell>
          <table:table-cell table:style-name="ce6" table:formula="of:=SUMIF([.$C$4:.$C$156];&quot;=&quot;&amp;[.H11];[.$F$4:.$F$156])+SUMIF([.$D$4:.$D$156];&quot;=&quot;&amp;[.H11];[.$E$4:.$E$156])" office:value-type="float" office:value="20" calcext:value-type="float">
            <text:p>20</text:p>
          </table:table-cell>
          <table:table-cell table:formula="of:=SUMIFS([.$E$4:.$E$156];[.$C$4:.$C$156];&quot;=&quot;&amp;[.H11])" office:value-type="float" office:value="10" calcext:value-type="float">
            <text:p>10</text:p>
          </table:table-cell>
          <table:table-cell table:formula="of:=SUMIFS([.$F$4:.$F$156];[.$C$4:.$C$156];&quot;=&quot;&amp;[.H11])" office:value-type="float" office:value="11" calcext:value-type="float">
            <text:p>11</text:p>
          </table:table-cell>
          <table:table-cell table:formula="of:=SUMIFS([.$F$4:.$F$156];[.$D$4:.$D$156];&quot;=&quot;&amp;[.H11])" office:value-type="float" office:value="6" calcext:value-type="float">
            <text:p>6</text:p>
          </table:table-cell>
          <table:table-cell table:formula="of:=SUMIFS([.$E$4:.$E$156];[.$D$4:.$D$156];&quot;=&quot;&amp;[.H11])" office:value-type="float" office:value="9" calcext:value-type="float">
            <text:p>9</text:p>
          </table:table-cell>
          <table:table-cell table:formula="of:=[.L11]/[.I11]" office:value-type="float" office:value="1" calcext:value-type="float">
            <text:p>1</text:p>
          </table:table-cell>
          <table:table-cell table:formula="of:=[.M11]/[.I11]" office:value-type="float" office:value="1.1" calcext:value-type="float">
            <text:p>1.1</text:p>
          </table:table-cell>
          <table:table-cell table:formula="of:=[.N11]/[.I11]" office:value-type="float" office:value="0.6" calcext:value-type="float">
            <text:p>0.6</text:p>
          </table:table-cell>
          <table:table-cell table:formula="of:=[.O11]/[.I11]" office:value-type="float" office:value="0.9" calcext:value-type="float">
            <text:p>0.9</text:p>
          </table:table-cell>
          <table:table-cell table:formula="of:=[.P11]/[.$P$25]" office:value-type="float" office:value="1.16212338593974" calcext:value-type="float">
            <text:p>1.16212338593974</text:p>
          </table:table-cell>
          <table:table-cell table:formula="of:=[.Q11]/[.$Q$25]" office:value-type="float" office:value="2.2" calcext:value-type="float">
            <text:p>2.2</text:p>
          </table:table-cell>
          <table:table-cell table:formula="of:=[.R11]/[.$R$25]" office:value-type="float" office:value="0.75" calcext:value-type="float">
            <text:p>0.75</text:p>
          </table:table-cell>
          <table:table-cell table:style-name="ce10" table:formula="of:=[.S11]/[.$S$25]" office:value-type="float" office:value="0.473684210526316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righ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outhampton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2])" office:value-type="float" office:value="8" calcext:value-type="float">
            <text:p>8</text:p>
          </table:table-cell>
          <table:table-cell table:style-name="ce6" table:formula="of:=SUMIF([.$C$4:.$C$156];&quot;=&quot;&amp;[.H12];[.$F$4:.$F$156])+SUMIF([.$D$4:.$D$156];&quot;=&quot;&amp;[.H12];[.$E$4:.$E$156])" office:value-type="float" office:value="17" calcext:value-type="float">
            <text:p>17</text:p>
          </table:table-cell>
          <table:table-cell table:formula="of:=SUMIFS([.$E$4:.$E$156];[.$C$4:.$C$156];&quot;=&quot;&amp;[.H12])" office:value-type="float" office:value="5" calcext:value-type="float">
            <text:p>5</text:p>
          </table:table-cell>
          <table:table-cell table:formula="of:=SUMIFS([.$F$4:.$F$156];[.$C$4:.$C$156];&quot;=&quot;&amp;[.H12])" office:value-type="float" office:value="6" calcext:value-type="float">
            <text:p>6</text:p>
          </table:table-cell>
          <table:table-cell table:formula="of:=SUMIFS([.$F$4:.$F$156];[.$D$4:.$D$156];&quot;=&quot;&amp;[.H12])" office:value-type="float" office:value="3" calcext:value-type="float">
            <text:p>3</text:p>
          </table:table-cell>
          <table:table-cell table:formula="of:=SUMIFS([.$E$4:.$E$156];[.$D$4:.$D$156];&quot;=&quot;&amp;[.H12])" office:value-type="float" office:value="11" calcext:value-type="float">
            <text:p>11</text:p>
          </table:table-cell>
          <table:table-cell table:formula="of:=[.L12]/[.I12]" office:value-type="float" office:value="0.5" calcext:value-type="float">
            <text:p>0.5</text:p>
          </table:table-cell>
          <table:table-cell table:formula="of:=[.M12]/[.I12]" office:value-type="float" office:value="0.6" calcext:value-type="float">
            <text:p>0.6</text:p>
          </table:table-cell>
          <table:table-cell table:formula="of:=[.N12]/[.I12]" office:value-type="float" office:value="0.3" calcext:value-type="float">
            <text:p>0.3</text:p>
          </table:table-cell>
          <table:table-cell table:formula="of:=[.O12]/[.I12]" office:value-type="float" office:value="1.1" calcext:value-type="float">
            <text:p>1.1</text:p>
          </table:table-cell>
          <table:table-cell table:formula="of:=[.P12]/[.$P$25]" office:value-type="float" office:value="0.581061692969871" calcext:value-type="float">
            <text:p>0.581061692969871</text:p>
          </table:table-cell>
          <table:table-cell table:formula="of:=[.Q12]/[.$Q$25]" office:value-type="float" office:value="1.2" calcext:value-type="float">
            <text:p>1.2</text:p>
          </table:table-cell>
          <table:table-cell table:formula="of:=[.R12]/[.$R$25]" office:value-type="float" office:value="0.375" calcext:value-type="float">
            <text:p>0.375</text:p>
          </table:table-cell>
          <table:table-cell table:style-name="ce10" table:formula="of:=[.S12]/[.$S$25]" office:value-type="float" office:value="0.578947368421053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helsea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3])" office:value-type="float" office:value="13" calcext:value-type="float">
            <text:p>13</text:p>
          </table:table-cell>
          <table:table-cell table:style-name="ce6" table:formula="of:=SUMIF([.$C$4:.$C$156];&quot;=&quot;&amp;[.H13];[.$F$4:.$F$156])+SUMIF([.$D$4:.$D$156];&quot;=&quot;&amp;[.H13];[.$E$4:.$E$156])" office:value-type="float" office:value="10" calcext:value-type="float">
            <text:p>10</text:p>
          </table:table-cell>
          <table:table-cell table:formula="of:=SUMIFS([.$E$4:.$E$156];[.$C$4:.$C$156];&quot;=&quot;&amp;[.H13])" office:value-type="float" office:value="9" calcext:value-type="float">
            <text:p>9</text:p>
          </table:table-cell>
          <table:table-cell table:formula="of:=SUMIFS([.$F$4:.$F$156];[.$C$4:.$C$156];&quot;=&quot;&amp;[.H13])" office:value-type="float" office:value="4" calcext:value-type="float">
            <text:p>4</text:p>
          </table:table-cell>
          <table:table-cell table:formula="of:=SUMIFS([.$F$4:.$F$156];[.$D$4:.$D$156];&quot;=&quot;&amp;[.H13])" office:value-type="float" office:value="4" calcext:value-type="float">
            <text:p>4</text:p>
          </table:table-cell>
          <table:table-cell table:formula="of:=SUMIFS([.$E$4:.$E$156];[.$D$4:.$D$156];&quot;=&quot;&amp;[.H13])" office:value-type="float" office:value="6" calcext:value-type="float">
            <text:p>6</text:p>
          </table:table-cell>
          <table:table-cell table:formula="of:=[.L13]/[.I13]" office:value-type="float" office:value="0.9" calcext:value-type="float">
            <text:p>0.9</text:p>
          </table:table-cell>
          <table:table-cell table:formula="of:=[.M13]/[.I13]" office:value-type="float" office:value="0.4" calcext:value-type="float">
            <text:p>0.4</text:p>
          </table:table-cell>
          <table:table-cell table:formula="of:=[.N13]/[.I13]" office:value-type="float" office:value="0.4" calcext:value-type="float">
            <text:p>0.4</text:p>
          </table:table-cell>
          <table:table-cell table:formula="of:=[.O13]/[.I13]" office:value-type="float" office:value="0.6" calcext:value-type="float">
            <text:p>0.6</text:p>
          </table:table-cell>
          <table:table-cell table:formula="of:=[.P13]/[.$P$25]" office:value-type="float" office:value="1.04591104734577" calcext:value-type="float">
            <text:p>1.04591104734577</text:p>
          </table:table-cell>
          <table:table-cell table:formula="of:=[.Q13]/[.$Q$25]" office:value-type="float" office:value="0.8" calcext:value-type="float">
            <text:p>0.8</text:p>
          </table:table-cell>
          <table:table-cell table:formula="of:=[.R13]/[.$R$25]" office:value-type="float" office:value="0.5" calcext:value-type="float">
            <text:p>0.5</text:p>
          </table:table-cell>
          <table:table-cell table:style-name="ce10" table:formula="of:=[.S13]/[.$S$25]" office:value-type="float" office:value="0.31578947368421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rentford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4])" office:value-type="float" office:value="18" calcext:value-type="float">
            <text:p>18</text:p>
          </table:table-cell>
          <table:table-cell table:style-name="ce6" table:formula="of:=SUMIF([.$C$4:.$C$156];&quot;=&quot;&amp;[.H14];[.$F$4:.$F$156])+SUMIF([.$D$4:.$D$156];&quot;=&quot;&amp;[.H14];[.$E$4:.$E$156])" office:value-type="float" office:value="17" calcext:value-type="float">
            <text:p>17</text:p>
          </table:table-cell>
          <table:table-cell table:formula="of:=SUMIFS([.$E$4:.$E$156];[.$C$4:.$C$156];&quot;=&quot;&amp;[.H14])" office:value-type="float" office:value="12" calcext:value-type="float">
            <text:p>12</text:p>
          </table:table-cell>
          <table:table-cell table:formula="of:=SUMIFS([.$F$4:.$F$156];[.$C$4:.$C$156];&quot;=&quot;&amp;[.H14])" office:value-type="float" office:value="6" calcext:value-type="float">
            <text:p>6</text:p>
          </table:table-cell>
          <table:table-cell table:formula="of:=SUMIFS([.$F$4:.$F$156];[.$D$4:.$D$156];&quot;=&quot;&amp;[.H14])" office:value-type="float" office:value="6" calcext:value-type="float">
            <text:p>6</text:p>
          </table:table-cell>
          <table:table-cell table:formula="of:=SUMIFS([.$E$4:.$E$156];[.$D$4:.$D$156];&quot;=&quot;&amp;[.H14])" office:value-type="float" office:value="11" calcext:value-type="float">
            <text:p>11</text:p>
          </table:table-cell>
          <table:table-cell table:formula="of:=[.L14]/[.I14]" office:value-type="float" office:value="1.2" calcext:value-type="float">
            <text:p>1.2</text:p>
          </table:table-cell>
          <table:table-cell table:formula="of:=[.M14]/[.I14]" office:value-type="float" office:value="0.6" calcext:value-type="float">
            <text:p>0.6</text:p>
          </table:table-cell>
          <table:table-cell table:formula="of:=[.N14]/[.I14]" office:value-type="float" office:value="0.6" calcext:value-type="float">
            <text:p>0.6</text:p>
          </table:table-cell>
          <table:table-cell table:formula="of:=[.O14]/[.I14]" office:value-type="float" office:value="1.1" calcext:value-type="float">
            <text:p>1.1</text:p>
          </table:table-cell>
          <table:table-cell table:formula="of:=[.P14]/[.$P$25]" office:value-type="float" office:value="1.39454806312769" calcext:value-type="float">
            <text:p>1.39454806312769</text:p>
          </table:table-cell>
          <table:table-cell table:formula="of:=[.Q14]/[.$Q$25]" office:value-type="float" office:value="1.2" calcext:value-type="float">
            <text:p>1.2</text:p>
          </table:table-cell>
          <table:table-cell table:formula="of:=[.R14]/[.$R$25]" office:value-type="float" office:value="0.75" calcext:value-type="float">
            <text:p>0.75</text:p>
          </table:table-cell>
          <table:table-cell table:style-name="ce10" table:formula="of:=[.S14]/[.$S$25]" office:value-type="float" office:value="0.578947368421053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ed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Newcastle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5])" office:value-type="float" office:value="17" calcext:value-type="float">
            <text:p>17</text:p>
          </table:table-cell>
          <table:table-cell table:style-name="ce6" table:formula="of:=SUMIF([.$C$4:.$C$156];&quot;=&quot;&amp;[.H15];[.$F$4:.$F$156])+SUMIF([.$D$4:.$D$156];&quot;=&quot;&amp;[.H15];[.$E$4:.$E$156])" office:value-type="float" office:value="9" calcext:value-type="float">
            <text:p>9</text:p>
          </table:table-cell>
          <table:table-cell table:formula="of:=SUMIFS([.$E$4:.$E$156];[.$C$4:.$C$156];&quot;=&quot;&amp;[.H15])" office:value-type="float" office:value="11" calcext:value-type="float">
            <text:p>11</text:p>
          </table:table-cell>
          <table:table-cell table:formula="of:=SUMIFS([.$F$4:.$F$156];[.$C$4:.$C$156];&quot;=&quot;&amp;[.H15])" office:value-type="float" office:value="5" calcext:value-type="float">
            <text:p>5</text:p>
          </table:table-cell>
          <table:table-cell table:formula="of:=SUMIFS([.$F$4:.$F$156];[.$D$4:.$D$156];&quot;=&quot;&amp;[.H15])" office:value-type="float" office:value="6" calcext:value-type="float">
            <text:p>6</text:p>
          </table:table-cell>
          <table:table-cell table:formula="of:=SUMIFS([.$E$4:.$E$156];[.$D$4:.$D$156];&quot;=&quot;&amp;[.H15])" office:value-type="float" office:value="4" calcext:value-type="float">
            <text:p>4</text:p>
          </table:table-cell>
          <table:table-cell table:formula="of:=[.L15]/[.I15]" office:value-type="float" office:value="1.1" calcext:value-type="float">
            <text:p>1.1</text:p>
          </table:table-cell>
          <table:table-cell table:formula="of:=[.M15]/[.I15]" office:value-type="float" office:value="0.5" calcext:value-type="float">
            <text:p>0.5</text:p>
          </table:table-cell>
          <table:table-cell table:formula="of:=[.N15]/[.I15]" office:value-type="float" office:value="0.6" calcext:value-type="float">
            <text:p>0.6</text:p>
          </table:table-cell>
          <table:table-cell table:formula="of:=[.O15]/[.I15]" office:value-type="float" office:value="0.4" calcext:value-type="float">
            <text:p>0.4</text:p>
          </table:table-cell>
          <table:table-cell table:formula="of:=[.P15]/[.$P$25]" office:value-type="float" office:value="1.27833572453372" calcext:value-type="float">
            <text:p>1.27833572453372</text:p>
          </table:table-cell>
          <table:table-cell table:formula="of:=[.Q15]/[.$Q$25]" office:value-type="float" office:value="1" calcext:value-type="float">
            <text:p>1</text:p>
          </table:table-cell>
          <table:table-cell table:formula="of:=[.R15]/[.$R$25]" office:value-type="float" office:value="0.75" calcext:value-type="float">
            <text:p>0.75</text:p>
          </table:table-cell>
          <table:table-cell table:style-name="ce10" table:formula="of:=[.S15]/[.$S$25]" office:value-type="float" office:value="0.210526315789474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an United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6])" office:value-type="float" office:value="13" calcext:value-type="float">
            <text:p>13</text:p>
          </table:table-cell>
          <table:table-cell table:style-name="ce6" table:formula="of:=SUMIF([.$C$4:.$C$156];&quot;=&quot;&amp;[.H16];[.$F$4:.$F$156])+SUMIF([.$D$4:.$D$156];&quot;=&quot;&amp;[.H16];[.$E$4:.$E$156])" office:value-type="float" office:value="15" calcext:value-type="float">
            <text:p>15</text:p>
          </table:table-cell>
          <table:table-cell table:formula="of:=SUMIFS([.$E$4:.$E$156];[.$C$4:.$C$156];&quot;=&quot;&amp;[.H16])" office:value-type="float" office:value="6" calcext:value-type="float">
            <text:p>6</text:p>
          </table:table-cell>
          <table:table-cell table:formula="of:=SUMIFS([.$F$4:.$F$156];[.$C$4:.$C$156];&quot;=&quot;&amp;[.H16])" office:value-type="float" office:value="4" calcext:value-type="float">
            <text:p>4</text:p>
          </table:table-cell>
          <table:table-cell table:formula="of:=SUMIFS([.$F$4:.$F$156];[.$D$4:.$D$156];&quot;=&quot;&amp;[.H16])" office:value-type="float" office:value="7" calcext:value-type="float">
            <text:p>7</text:p>
          </table:table-cell>
          <table:table-cell table:formula="of:=SUMIFS([.$E$4:.$E$156];[.$D$4:.$D$156];&quot;=&quot;&amp;[.H16])" office:value-type="float" office:value="11" calcext:value-type="float">
            <text:p>11</text:p>
          </table:table-cell>
          <table:table-cell table:formula="of:=[.L16]/[.I16]" office:value-type="float" office:value="0.6" calcext:value-type="float">
            <text:p>0.6</text:p>
          </table:table-cell>
          <table:table-cell table:formula="of:=[.M16]/[.I16]" office:value-type="float" office:value="0.4" calcext:value-type="float">
            <text:p>0.4</text:p>
          </table:table-cell>
          <table:table-cell table:formula="of:=[.N16]/[.I16]" office:value-type="float" office:value="0.7" calcext:value-type="float">
            <text:p>0.7</text:p>
          </table:table-cell>
          <table:table-cell table:formula="of:=[.O16]/[.I16]" office:value-type="float" office:value="1.1" calcext:value-type="float">
            <text:p>1.1</text:p>
          </table:table-cell>
          <table:table-cell table:formula="of:=[.P16]/[.$P$25]" office:value-type="float" office:value="0.697274031563845" calcext:value-type="float">
            <text:p>0.697274031563845</text:p>
          </table:table-cell>
          <table:table-cell table:formula="of:=[.Q16]/[.$Q$25]" office:value-type="float" office:value="0.8" calcext:value-type="float">
            <text:p>0.8</text:p>
          </table:table-cell>
          <table:table-cell table:formula="of:=[.R16]/[.$R$25]" office:value-type="float" office:value="0.875" calcext:value-type="float">
            <text:p>0.875</text:p>
          </table:table-cell>
          <table:table-cell table:style-name="ce10" table:formula="of:=[.S16]/[.$S$25]" office:value-type="float" office:value="0.578947368421053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iverpool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7])" office:value-type="float" office:value="20" calcext:value-type="float">
            <text:p>20</text:p>
          </table:table-cell>
          <table:table-cell table:style-name="ce6" table:formula="of:=SUMIF([.$C$4:.$C$156];&quot;=&quot;&amp;[.H17];[.$F$4:.$F$156])+SUMIF([.$D$4:.$D$156];&quot;=&quot;&amp;[.H17];[.$E$4:.$E$156])" office:value-type="float" office:value="12" calcext:value-type="float">
            <text:p>12</text:p>
          </table:table-cell>
          <table:table-cell table:formula="of:=SUMIFS([.$E$4:.$E$156];[.$C$4:.$C$156];&quot;=&quot;&amp;[.H17])" office:value-type="float" office:value="15" calcext:value-type="float">
            <text:p>15</text:p>
          </table:table-cell>
          <table:table-cell table:formula="of:=SUMIFS([.$F$4:.$F$156];[.$C$4:.$C$156];&quot;=&quot;&amp;[.H17])" office:value-type="float" office:value="5" calcext:value-type="float">
            <text:p>5</text:p>
          </table:table-cell>
          <table:table-cell table:formula="of:=SUMIFS([.$F$4:.$F$156];[.$D$4:.$D$156];&quot;=&quot;&amp;[.H17])" office:value-type="float" office:value="5" calcext:value-type="float">
            <text:p>5</text:p>
          </table:table-cell>
          <table:table-cell table:formula="of:=SUMIFS([.$E$4:.$E$156];[.$D$4:.$D$156];&quot;=&quot;&amp;[.H17])" office:value-type="float" office:value="7" calcext:value-type="float">
            <text:p>7</text:p>
          </table:table-cell>
          <table:table-cell table:formula="of:=[.L17]/[.I17]" office:value-type="float" office:value="1.5" calcext:value-type="float">
            <text:p>1.5</text:p>
          </table:table-cell>
          <table:table-cell table:formula="of:=[.M17]/[.I17]" office:value-type="float" office:value="0.5" calcext:value-type="float">
            <text:p>0.5</text:p>
          </table:table-cell>
          <table:table-cell table:formula="of:=[.N17]/[.I17]" office:value-type="float" office:value="0.5" calcext:value-type="float">
            <text:p>0.5</text:p>
          </table:table-cell>
          <table:table-cell table:formula="of:=[.O17]/[.I17]" office:value-type="float" office:value="0.7" calcext:value-type="float">
            <text:p>0.7</text:p>
          </table:table-cell>
          <table:table-cell table:formula="of:=[.P17]/[.$P$25]" office:value-type="float" office:value="1.74318507890961" calcext:value-type="float">
            <text:p>1.74318507890961</text:p>
          </table:table-cell>
          <table:table-cell table:formula="of:=[.Q17]/[.$Q$25]" office:value-type="float" office:value="1" calcext:value-type="float">
            <text:p>1</text:p>
          </table:table-cell>
          <table:table-cell table:formula="of:=[.R17]/[.$R$25]" office:value-type="float" office:value="0.625" calcext:value-type="float">
            <text:p>0.625</text:p>
          </table:table-cell>
          <table:table-cell table:style-name="ce10" table:formula="of:=[.S17]/[.$S$25]" office:value-type="float" office:value="0.368421052631579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Crystal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8])" office:value-type="float" office:value="10" calcext:value-type="float">
            <text:p>10</text:p>
          </table:table-cell>
          <table:table-cell table:style-name="ce6" table:formula="of:=SUMIF([.$C$4:.$C$156];&quot;=&quot;&amp;[.H18];[.$F$4:.$F$156])+SUMIF([.$D$4:.$D$156];&quot;=&quot;&amp;[.H18];[.$E$4:.$E$156])" office:value-type="float" office:value="12" calcext:value-type="float">
            <text:p>12</text:p>
          </table:table-cell>
          <table:table-cell table:formula="of:=SUMIFS([.$E$4:.$E$156];[.$C$4:.$C$156];&quot;=&quot;&amp;[.H18])" office:value-type="float" office:value="7" calcext:value-type="float">
            <text:p>7</text:p>
          </table:table-cell>
          <table:table-cell table:formula="of:=SUMIFS([.$F$4:.$F$156];[.$C$4:.$C$156];&quot;=&quot;&amp;[.H18])" office:value-type="float" office:value="7" calcext:value-type="float">
            <text:p>7</text:p>
          </table:table-cell>
          <table:table-cell table:formula="of:=SUMIFS([.$F$4:.$F$156];[.$D$4:.$D$156];&quot;=&quot;&amp;[.H18])" office:value-type="float" office:value="3" calcext:value-type="float">
            <text:p>3</text:p>
          </table:table-cell>
          <table:table-cell table:formula="of:=SUMIFS([.$E$4:.$E$156];[.$D$4:.$D$156];&quot;=&quot;&amp;[.H18])" office:value-type="float" office:value="5" calcext:value-type="float">
            <text:p>5</text:p>
          </table:table-cell>
          <table:table-cell table:formula="of:=[.L18]/[.I18]" office:value-type="float" office:value="0.7" calcext:value-type="float">
            <text:p>0.7</text:p>
          </table:table-cell>
          <table:table-cell table:formula="of:=[.M18]/[.I18]" office:value-type="float" office:value="0.7" calcext:value-type="float">
            <text:p>0.7</text:p>
          </table:table-cell>
          <table:table-cell table:formula="of:=[.N18]/[.I18]" office:value-type="float" office:value="0.3" calcext:value-type="float">
            <text:p>0.3</text:p>
          </table:table-cell>
          <table:table-cell table:formula="of:=[.O18]/[.I18]" office:value-type="float" office:value="0.5" calcext:value-type="float">
            <text:p>0.5</text:p>
          </table:table-cell>
          <table:table-cell table:formula="of:=[.P18]/[.$P$25]" office:value-type="float" office:value="0.813486370157819" calcext:value-type="float">
            <text:p>0.813486370157819</text:p>
          </table:table-cell>
          <table:table-cell table:formula="of:=[.Q18]/[.$Q$25]" office:value-type="float" office:value="1.4" calcext:value-type="float">
            <text:p>1.4</text:p>
          </table:table-cell>
          <table:table-cell table:formula="of:=[.R18]/[.$R$25]" office:value-type="float" office:value="0.375" calcext:value-type="float">
            <text:p>0.375</text:p>
          </table:table-cell>
          <table:table-cell table:style-name="ce10" table:formula="of:=[.S18]/[.$S$25]" office:value-type="float" office:value="0.263157894736842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Ful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Nottm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19])" office:value-type="float" office:value="6" calcext:value-type="float">
            <text:p>6</text:p>
          </table:table-cell>
          <table:table-cell table:style-name="ce6" table:formula="of:=SUMIF([.$C$4:.$C$156];&quot;=&quot;&amp;[.H19];[.$F$4:.$F$156])+SUMIF([.$D$4:.$D$156];&quot;=&quot;&amp;[.H19];[.$E$4:.$E$156])" office:value-type="float" office:value="22" calcext:value-type="float">
            <text:p>22</text:p>
          </table:table-cell>
          <table:table-cell table:formula="of:=SUMIFS([.$E$4:.$E$156];[.$C$4:.$C$156];&quot;=&quot;&amp;[.H19])" office:value-type="float" office:value="5" calcext:value-type="float">
            <text:p>5</text:p>
          </table:table-cell>
          <table:table-cell table:formula="of:=SUMIFS([.$F$4:.$F$156];[.$C$4:.$C$156];&quot;=&quot;&amp;[.H19])" office:value-type="float" office:value="8" calcext:value-type="float">
            <text:p>8</text:p>
          </table:table-cell>
          <table:table-cell table:formula="of:=SUMIFS([.$F$4:.$F$156];[.$D$4:.$D$156];&quot;=&quot;&amp;[.H19])" office:value-type="float" office:value="1" calcext:value-type="float">
            <text:p>1</text:p>
          </table:table-cell>
          <table:table-cell table:formula="of:=SUMIFS([.$E$4:.$E$156];[.$D$4:.$D$156];&quot;=&quot;&amp;[.H19])" office:value-type="float" office:value="14" calcext:value-type="float">
            <text:p>14</text:p>
          </table:table-cell>
          <table:table-cell table:formula="of:=[.L19]/[.I19]" office:value-type="float" office:value="0.5" calcext:value-type="float">
            <text:p>0.5</text:p>
          </table:table-cell>
          <table:table-cell table:formula="of:=[.M19]/[.I19]" office:value-type="float" office:value="0.8" calcext:value-type="float">
            <text:p>0.8</text:p>
          </table:table-cell>
          <table:table-cell table:formula="of:=[.N19]/[.I19]" office:value-type="float" office:value="0.1" calcext:value-type="float">
            <text:p>0.1</text:p>
          </table:table-cell>
          <table:table-cell table:formula="of:=[.O19]/[.I19]" office:value-type="float" office:value="1.4" calcext:value-type="float">
            <text:p>1.4</text:p>
          </table:table-cell>
          <table:table-cell table:formula="of:=[.P19]/[.$P$25]" office:value-type="float" office:value="0.581061692969871" calcext:value-type="float">
            <text:p>0.581061692969871</text:p>
          </table:table-cell>
          <table:table-cell table:formula="of:=[.Q19]/[.$Q$25]" office:value-type="float" office:value="1.6" calcext:value-type="float">
            <text:p>1.6</text:p>
          </table:table-cell>
          <table:table-cell table:formula="of:=[.R19]/[.$R$25]" office:value-type="float" office:value="0.125" calcext:value-type="float">
            <text:p>0.125</text:p>
          </table:table-cell>
          <table:table-cell table:style-name="ce10" table:formula="of:=[.S19]/[.$S$25]" office:value-type="float" office:value="0.736842105263158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Man Unite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Everton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0])" office:value-type="float" office:value="8" calcext:value-type="float">
            <text:p>8</text:p>
          </table:table-cell>
          <table:table-cell table:style-name="ce6" table:formula="of:=SUMIF([.$C$4:.$C$156];&quot;=&quot;&amp;[.H20];[.$F$4:.$F$156])+SUMIF([.$D$4:.$D$156];&quot;=&quot;&amp;[.H20];[.$E$4:.$E$156])" office:value-type="float" office:value="9" calcext:value-type="float">
            <text:p>9</text:p>
          </table:table-cell>
          <table:table-cell table:formula="of:=SUMIFS([.$E$4:.$E$156];[.$C$4:.$C$156];&quot;=&quot;&amp;[.H20])" office:value-type="float" office:value="3" calcext:value-type="float">
            <text:p>3</text:p>
          </table:table-cell>
          <table:table-cell table:formula="of:=SUMIFS([.$F$4:.$F$156];[.$C$4:.$C$156];&quot;=&quot;&amp;[.H20])" office:value-type="float" office:value="4" calcext:value-type="float">
            <text:p>4</text:p>
          </table:table-cell>
          <table:table-cell table:formula="of:=SUMIFS([.$F$4:.$F$156];[.$D$4:.$D$156];&quot;=&quot;&amp;[.H20])" office:value-type="float" office:value="5" calcext:value-type="float">
            <text:p>5</text:p>
          </table:table-cell>
          <table:table-cell table:formula="of:=SUMIFS([.$E$4:.$E$156];[.$D$4:.$D$156];&quot;=&quot;&amp;[.H20])" office:value-type="float" office:value="5" calcext:value-type="float">
            <text:p>5</text:p>
          </table:table-cell>
          <table:table-cell table:formula="of:=[.L20]/[.I20]" office:value-type="float" office:value="0.3" calcext:value-type="float">
            <text:p>0.3</text:p>
          </table:table-cell>
          <table:table-cell table:formula="of:=[.M20]/[.I20]" office:value-type="float" office:value="0.4" calcext:value-type="float">
            <text:p>0.4</text:p>
          </table:table-cell>
          <table:table-cell table:formula="of:=[.N20]/[.I20]" office:value-type="float" office:value="0.5" calcext:value-type="float">
            <text:p>0.5</text:p>
          </table:table-cell>
          <table:table-cell table:formula="of:=[.O20]/[.I20]" office:value-type="float" office:value="0.5" calcext:value-type="float">
            <text:p>0.5</text:p>
          </table:table-cell>
          <table:table-cell table:formula="of:=[.P20]/[.$P$25]" office:value-type="float" office:value="0.348637015781922" calcext:value-type="float">
            <text:p>0.348637015781922</text:p>
          </table:table-cell>
          <table:table-cell table:formula="of:=[.Q20]/[.$Q$25]" office:value-type="float" office:value="0.8" calcext:value-type="float">
            <text:p>0.8</text:p>
          </table:table-cell>
          <table:table-cell table:formula="of:=[.R20]/[.$R$25]" office:value-type="float" office:value="0.625" calcext:value-type="float">
            <text:p>0.625</text:p>
          </table:table-cell>
          <table:table-cell table:style-name="ce10" table:formula="of:=[.S20]/[.$S$25]" office:value-type="float" office:value="0.263157894736842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tm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Aston Villa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1])" office:value-type="float" office:value="7" calcext:value-type="float">
            <text:p>7</text:p>
          </table:table-cell>
          <table:table-cell table:style-name="ce6" table:formula="of:=SUMIF([.$C$4:.$C$156];&quot;=&quot;&amp;[.H21];[.$F$4:.$F$156])+SUMIF([.$D$4:.$D$156];&quot;=&quot;&amp;[.H21];[.$E$4:.$E$156])" office:value-type="float" office:value="11" calcext:value-type="float">
            <text:p>11</text:p>
          </table:table-cell>
          <table:table-cell table:formula="of:=SUMIFS([.$E$4:.$E$156];[.$C$4:.$C$156];&quot;=&quot;&amp;[.H21])" office:value-type="float" office:value="4" calcext:value-type="float">
            <text:p>4</text:p>
          </table:table-cell>
          <table:table-cell table:formula="of:=SUMIFS([.$F$4:.$F$156];[.$C$4:.$C$156];&quot;=&quot;&amp;[.H21])" office:value-type="float" office:value="3" calcext:value-type="float">
            <text:p>3</text:p>
          </table:table-cell>
          <table:table-cell table:formula="of:=SUMIFS([.$F$4:.$F$156];[.$D$4:.$D$156];&quot;=&quot;&amp;[.H21])" office:value-type="float" office:value="3" calcext:value-type="float">
            <text:p>3</text:p>
          </table:table-cell>
          <table:table-cell table:formula="of:=SUMIFS([.$E$4:.$E$156];[.$D$4:.$D$156];&quot;=&quot;&amp;[.H21])" office:value-type="float" office:value="8" calcext:value-type="float">
            <text:p>8</text:p>
          </table:table-cell>
          <table:table-cell table:formula="of:=[.L21]/[.I21]" office:value-type="float" office:value="0.4" calcext:value-type="float">
            <text:p>0.4</text:p>
          </table:table-cell>
          <table:table-cell table:formula="of:=[.M21]/[.I21]" office:value-type="float" office:value="0.3" calcext:value-type="float">
            <text:p>0.3</text:p>
          </table:table-cell>
          <table:table-cell table:formula="of:=[.N21]/[.I21]" office:value-type="float" office:value="0.3" calcext:value-type="float">
            <text:p>0.3</text:p>
          </table:table-cell>
          <table:table-cell table:formula="of:=[.O21]/[.I21]" office:value-type="float" office:value="0.8" calcext:value-type="float">
            <text:p>0.8</text:p>
          </table:table-cell>
          <table:table-cell table:formula="of:=[.P21]/[.$P$25]" office:value-type="float" office:value="0.464849354375897" calcext:value-type="float">
            <text:p>0.464849354375897</text:p>
          </table:table-cell>
          <table:table-cell table:formula="of:=[.Q21]/[.$Q$25]" office:value-type="float" office:value="0.6" calcext:value-type="float">
            <text:p>0.6</text:p>
          </table:table-cell>
          <table:table-cell table:formula="of:=[.R21]/[.$R$25]" office:value-type="float" office:value="0.375" calcext:value-type="float">
            <text:p>0.375</text:p>
          </table:table-cell>
          <table:table-cell table:style-name="ce10" table:formula="of:=[.S21]/[.$S$25]" office:value-type="float" office:value="0.421052631578947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est Ham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2])" office:value-type="float" office:value="8" calcext:value-type="float">
            <text:p>8</text:p>
          </table:table-cell>
          <table:table-cell table:style-name="ce6" table:formula="of:=SUMIF([.$C$4:.$C$156];&quot;=&quot;&amp;[.H22];[.$F$4:.$F$156])+SUMIF([.$D$4:.$D$156];&quot;=&quot;&amp;[.H22];[.$E$4:.$E$156])" office:value-type="float" office:value="10" calcext:value-type="float">
            <text:p>10</text:p>
          </table:table-cell>
          <table:table-cell table:formula="of:=SUMIFS([.$E$4:.$E$156];[.$C$4:.$C$156];&quot;=&quot;&amp;[.H22])" office:value-type="float" office:value="6" calcext:value-type="float">
            <text:p>6</text:p>
          </table:table-cell>
          <table:table-cell table:formula="of:=SUMIFS([.$F$4:.$F$156];[.$C$4:.$C$156];&quot;=&quot;&amp;[.H22])" office:value-type="float" office:value="6" calcext:value-type="float">
            <text:p>6</text:p>
          </table:table-cell>
          <table:table-cell table:formula="of:=SUMIFS([.$F$4:.$F$156];[.$D$4:.$D$156];&quot;=&quot;&amp;[.H22])" office:value-type="float" office:value="2" calcext:value-type="float">
            <text:p>2</text:p>
          </table:table-cell>
          <table:table-cell table:formula="of:=SUMIFS([.$E$4:.$E$156];[.$D$4:.$D$156];&quot;=&quot;&amp;[.H22])" office:value-type="float" office:value="4" calcext:value-type="float">
            <text:p>4</text:p>
          </table:table-cell>
          <table:table-cell table:formula="of:=[.L22]/[.I22]" office:value-type="float" office:value="0.6" calcext:value-type="float">
            <text:p>0.6</text:p>
          </table:table-cell>
          <table:table-cell table:formula="of:=[.M22]/[.I22]" office:value-type="float" office:value="0.6" calcext:value-type="float">
            <text:p>0.6</text:p>
          </table:table-cell>
          <table:table-cell table:formula="of:=[.N22]/[.I22]" office:value-type="float" office:value="0.2" calcext:value-type="float">
            <text:p>0.2</text:p>
          </table:table-cell>
          <table:table-cell table:formula="of:=[.O22]/[.I22]" office:value-type="float" office:value="0.4" calcext:value-type="float">
            <text:p>0.4</text:p>
          </table:table-cell>
          <table:table-cell table:formula="of:=[.P22]/[.$P$25]" office:value-type="float" office:value="0.697274031563845" calcext:value-type="float">
            <text:p>0.697274031563845</text:p>
          </table:table-cell>
          <table:table-cell table:formula="of:=[.Q22]/[.$Q$25]" office:value-type="float" office:value="1.2" calcext:value-type="float">
            <text:p>1.2</text:p>
          </table:table-cell>
          <table:table-cell table:formula="of:=[.R22]/[.$R$25]" office:value-type="float" office:value="0.25" calcext:value-type="float">
            <text:p>0.25</text:p>
          </table:table-cell>
          <table:table-cell table:style-name="ce10" table:formula="of:=[.S22]/[.$S$25]" office:value-type="float" office:value="0.210526315789474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Bournemouth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3])" office:value-type="float" office:value="10" calcext:value-type="float">
            <text:p>10</text:p>
          </table:table-cell>
          <table:table-cell table:style-name="ce6" table:formula="of:=SUMIF([.$C$4:.$C$156];&quot;=&quot;&amp;[.H23];[.$F$4:.$F$156])+SUMIF([.$D$4:.$D$156];&quot;=&quot;&amp;[.H23];[.$E$4:.$E$156])" office:value-type="float" office:value="22" calcext:value-type="float">
            <text:p>22</text:p>
          </table:table-cell>
          <table:table-cell table:formula="of:=SUMIFS([.$E$4:.$E$156];[.$C$4:.$C$156];&quot;=&quot;&amp;[.H23])" office:value-type="float" office:value="4" calcext:value-type="float">
            <text:p>4</text:p>
          </table:table-cell>
          <table:table-cell table:formula="of:=SUMIFS([.$F$4:.$F$156];[.$C$4:.$C$156];&quot;=&quot;&amp;[.H23])" office:value-type="float" office:value="4" calcext:value-type="float">
            <text:p>4</text:p>
          </table:table-cell>
          <table:table-cell table:formula="of:=SUMIFS([.$F$4:.$F$156];[.$D$4:.$D$156];&quot;=&quot;&amp;[.H23])" office:value-type="float" office:value="6" calcext:value-type="float">
            <text:p>6</text:p>
          </table:table-cell>
          <table:table-cell table:formula="of:=SUMIFS([.$E$4:.$E$156];[.$D$4:.$D$156];&quot;=&quot;&amp;[.H23])" office:value-type="float" office:value="18" calcext:value-type="float">
            <text:p>18</text:p>
          </table:table-cell>
          <table:table-cell table:formula="of:=[.L23]/[.I23]" office:value-type="float" office:value="0.4" calcext:value-type="float">
            <text:p>0.4</text:p>
          </table:table-cell>
          <table:table-cell table:formula="of:=[.M23]/[.I23]" office:value-type="float" office:value="0.4" calcext:value-type="float">
            <text:p>0.4</text:p>
          </table:table-cell>
          <table:table-cell table:formula="of:=[.N23]/[.I23]" office:value-type="float" office:value="0.6" calcext:value-type="float">
            <text:p>0.6</text:p>
          </table:table-cell>
          <table:table-cell table:formula="of:=[.O23]/[.I23]" office:value-type="float" office:value="1.8" calcext:value-type="float">
            <text:p>1.8</text:p>
          </table:table-cell>
          <table:table-cell table:formula="of:=[.P23]/[.$P$25]" office:value-type="float" office:value="0.464849354375897" calcext:value-type="float">
            <text:p>0.464849354375897</text:p>
          </table:table-cell>
          <table:table-cell table:formula="of:=[.Q23]/[.$Q$25]" office:value-type="float" office:value="0.8" calcext:value-type="float">
            <text:p>0.8</text:p>
          </table:table-cell>
          <table:table-cell table:formula="of:=[.R23]/[.$R$25]" office:value-type="float" office:value="0.75" calcext:value-type="float">
            <text:p>0.75</text:p>
          </table:table-cell>
          <table:table-cell table:style-name="ce10" table:formula="of:=[.S23]/[.$S$25]" office:value-type="float" office:value="0.947368421052632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olv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ves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4])" office:value-type="float" office:value="4" calcext:value-type="float">
            <text:p>4</text:p>
          </table:table-cell>
          <table:table-cell table:style-name="ce6" table:formula="of:=SUMIF([.$C$4:.$C$156];&quot;=&quot;&amp;[.H24];[.$F$4:.$F$156])+SUMIF([.$D$4:.$D$156];&quot;=&quot;&amp;[.H24];[.$E$4:.$E$156])" office:value-type="float" office:value="12" calcext:value-type="float">
            <text:p>12</text:p>
          </table:table-cell>
          <table:table-cell table:formula="of:=SUMIFS([.$E$4:.$E$156];[.$C$4:.$C$156];&quot;=&quot;&amp;[.H24])" office:value-type="float" office:value="3" calcext:value-type="float">
            <text:p>3</text:p>
          </table:table-cell>
          <table:table-cell table:formula="of:=SUMIFS([.$F$4:.$F$156];[.$C$4:.$C$156];&quot;=&quot;&amp;[.H24])" office:value-type="float" office:value="4" calcext:value-type="float">
            <text:p>4</text:p>
          </table:table-cell>
          <table:table-cell table:formula="of:=SUMIFS([.$F$4:.$F$156];[.$D$4:.$D$156];&quot;=&quot;&amp;[.H24])" office:value-type="float" office:value="1" calcext:value-type="float">
            <text:p>1</text:p>
          </table:table-cell>
          <table:table-cell table:formula="of:=SUMIFS([.$E$4:.$E$156];[.$D$4:.$D$156];&quot;=&quot;&amp;[.H24])" office:value-type="float" office:value="8" calcext:value-type="float">
            <text:p>8</text:p>
          </table:table-cell>
          <table:table-cell table:formula="of:=AVERAGE([.P6:.P23])" office:value-type="float" office:value="0.888888888888889" calcext:value-type="float">
            <text:p>0.888888888888889</text:p>
          </table:table-cell>
          <table:table-cell table:formula="of:=[.M24]/[.I24]" office:value-type="float" office:value="0.4" calcext:value-type="float">
            <text:p>0.4</text:p>
          </table:table-cell>
          <table:table-cell table:formula="of:=[.N24]/[.I24]" office:value-type="float" office:value="0.1" calcext:value-type="float">
            <text:p>0.1</text:p>
          </table:table-cell>
          <table:table-cell table:formula="of:=[.O24]/[.I24]" office:value-type="float" office:value="0.8" calcext:value-type="float">
            <text:p>0.8</text:p>
          </table:table-cell>
          <table:table-cell table:formula="of:=[.P24]/[.$P$25]" office:value-type="float" office:value="1.03299856527977" calcext:value-type="float">
            <text:p>1.03299856527977</text:p>
          </table:table-cell>
          <table:table-cell table:formula="of:=[.Q24]/[.$Q$25]" office:value-type="float" office:value="0.8" calcext:value-type="float">
            <text:p>0.8</text:p>
          </table:table-cell>
          <table:table-cell table:formula="of:=[.R24]/[.$R$25]" office:value-type="float" office:value="0.125" calcext:value-type="float">
            <text:p>0.125</text:p>
          </table:table-cell>
          <table:table-cell table:style-name="ce10" table:formula="of:=[.S24]/[.$S$25]" office:value-type="float" office:value="0.421052631578947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Nott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icester</text:p>
          </table:table-cell>
          <table:table-cell table:style-name="ce6" table:formula="of:=INT(SUM([.$A$4:.$A$156])/9)" office:value-type="float" office:value="10" calcext:value-type="float">
            <text:p>10</text:p>
          </table:table-cell>
          <table:table-cell table:style-name="ce6" table:formula="of:=SUMIFS([.$E$4:.$F$156];[.$C$4:.$D$156];&quot;=&quot;&amp;[.H25])" office:value-type="float" office:value="15" calcext:value-type="float">
            <text:p>15</text:p>
          </table:table-cell>
          <table:table-cell table:style-name="ce6" table:formula="of:=SUMIF([.$C$4:.$C$156];&quot;=&quot;&amp;[.H25];[.$F$4:.$F$156])+SUMIF([.$D$4:.$D$156];&quot;=&quot;&amp;[.H25];[.$E$4:.$E$156])" office:value-type="float" office:value="24" calcext:value-type="float">
            <text:p>24</text:p>
          </table:table-cell>
          <table:table-cell table:formula="of:=SUMIFS([.$E$4:.$E$156];[.$C$4:.$C$156];&quot;=&quot;&amp;[.H25])" office:value-type="float" office:value="7" calcext:value-type="float">
            <text:p>7</text:p>
          </table:table-cell>
          <table:table-cell table:formula="of:=SUMIFS([.$F$4:.$F$156];[.$C$4:.$C$156];&quot;=&quot;&amp;[.H25])" office:value-type="float" office:value="5" calcext:value-type="float">
            <text:p>5</text:p>
          </table:table-cell>
          <table:table-cell table:formula="of:=SUMIFS([.$F$4:.$F$156];[.$D$4:.$D$156];&quot;=&quot;&amp;[.H25])" office:value-type="float" office:value="8" calcext:value-type="float">
            <text:p>8</text:p>
          </table:table-cell>
          <table:table-cell table:formula="of:=SUMIFS([.$E$4:.$E$156];[.$D$4:.$D$156];&quot;=&quot;&amp;[.H25])" office:value-type="float" office:value="19" calcext:value-type="float">
            <text:p>19</text:p>
          </table:table-cell>
          <table:table-cell table:formula="of:=AVERAGE([.P7:.P24])" office:value-type="float" office:value="0.860493827160494" calcext:value-type="float">
            <text:p>0.860493827160494</text:p>
          </table:table-cell>
          <table:table-cell table:formula="of:=[.M25]/[.I25]" office:value-type="float" office:value="0.5" calcext:value-type="float">
            <text:p>0.5</text:p>
          </table:table-cell>
          <table:table-cell table:formula="of:=[.N25]/[.I25]" office:value-type="float" office:value="0.8" calcext:value-type="float">
            <text:p>0.8</text:p>
          </table:table-cell>
          <table:table-cell table:formula="of:=[.O25]/[.I25]" office:value-type="float" office:value="1.9" calcext:value-type="float">
            <text:p>1.9</text:p>
          </table:table-cell>
          <table:table-cell table:formula="of:=[.P25]/[.$P$25]" office:value-type="float" office:value="1" calcext:value-type="float">
            <text:p>1</text:p>
          </table:table-cell>
          <table:table-cell table:formula="of:=[.Q25]/[.$Q$25]" office:value-type="float" office:value="1" calcext:value-type="float">
            <text:p>1</text:p>
          </table:table-cell>
          <table:table-cell table:formula="of:=[.R25]/[.$R$25]" office:value-type="float" office:value="1" calcext:value-type="float">
            <text:p>1</text:p>
          </table:table-cell>
          <table:table-cell table:style-name="ce10" table:formula="of:=[.S25]/[.$S$25]" office:value-type="float" office:value="1" calcext:value-type="float">
            <text:p>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J6:.J25])" office:value-type="float" office:value="274" calcext:value-type="float">
            <text:p>274</text:p>
          </table:table-cell>
          <table:table-cell table:formula="of:=SUM([.K6:.K25])" office:value-type="float" office:value="272" calcext:value-type="float">
            <text:p>272</text:p>
          </table:table-cell>
          <table:table-cell table:number-columns-repeated="4"/>
          <table:table-cell table:formula="of:=AVERAGE([.P6:.P25])" office:value-type="float" office:value="0.887469135802469" calcext:value-type="float">
            <text:p>0.887469135802469</text:p>
          </table:table-cell>
          <table:table-cell table:formula="of:=AVERAGE([.Q6:.Q25])" office:value-type="float" office:value="0.515" calcext:value-type="float">
            <text:p>0.515</text:p>
          </table:table-cell>
          <table:table-cell table:formula="of:=AVERAGE([.R6:.R25])" office:value-type="float" office:value="0.52" calcext:value-type="float">
            <text:p>0.52</text:p>
          </table:table-cell>
          <table:table-cell table:formula="of:=AVERAGE([.S6:.S25])" office:value-type="float" office:value="0.845" calcext:value-type="float">
            <text:p>0.8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Brentfo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edio de goles</text:p>
          </table:table-cell>
          <table:table-cell table:formula="of:=SUM([.E4:.F156])/SUM([.A4:.A156])" office:value-type="float" office:value="3.02197802197802" calcext:value-type="float">
            <text:p>3.0219780219780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ston Vil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caxa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ocal</text:p>
          </table:table-cell>
          <table:table-cell table:formula="of:=SUM([.I32];[.I33];[.I34];[.I35];[.I36];[.I37];[.J33];[.J34];[.J35];[.J36];[.J37];[.K34];[.K35];[.K36];[.K37];[.L35];[.L36];[.L37];[.M36];[.M37];[.N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Chel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Empte</text:p>
          </table:table-cell>
          <table:table-cell table:formula="of:=SUM([.I31];[.J32];[.K33];[.L34];[.M35];[.N36];[.O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Visista</text:p>
          </table:table-cell>
          <table:table-cell table:formula="of:=SUM([.J31];[.K31];[.K32];[.L31];[.L32];[.L33];[.M31];[.M32];[.M33];[.M34];[.N31];[.N32];[.N33];[.N34];[.N35];[.O31];[.O32];[.O33];[.O34];[.O35];[.O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Mas 2.5</text:p>
          </table:table-cell>
          <table:table-cell table:formula="of:=SUM([.I34:.O37];[.J33:.O33];[.K32:.O32];[.L31:.O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e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enos 2.5</text:p>
          </table:table-cell>
          <table:table-cell table:formula="of:=SUM([.I31:.I33];[.J31:.J32];[.K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rys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ournemout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A</text:p>
          </table:table-cell>
          <table:table-cell table:formula="of:=SUM([.J32:.O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Ful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NA</text:p>
          </table:table-cell>
          <table:table-cell table:formula="of:=SUM([.I31:.I37];[.J31:.O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Newcast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tm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rentfo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Brigh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olv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Nott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Aston Vil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Ful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ttm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Lee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Cryst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ices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ttm</text:p>
          </table:table-cell>
          <table:table-cell office:value-type="string" calcext:value-type="string">
            <text:p>Fulh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eicest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rentfo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olv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an Unit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Aston Vil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Nott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rentfo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outhamp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ol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Ful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Lee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ttm </text:p>
          </table:table-cell>
          <table:table-cell office:value-type="string" calcext:value-type="string">
            <text:p>Aston vi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Bringh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ryst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Nott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ham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09:58:02.9314983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20:04:19.810847811</meta:creation-date>
    <dc:date>2022-10-15T10:27:31.733281774</dc:date>
    <meta:editing-duration>PT18H4M16S</meta:editing-duration>
    <meta:editing-cycles>69</meta:editing-cycles>
    <meta:generator>LibreOffice/6.4.7.2$Linux_X86_64 LibreOffice_project/40$Build-2</meta:generator>
    <meta:document-statistic meta:table-count="1" meta:cell-count="1025" meta:object-count="0"/>
  </office:meta>
</office:document-meta>
</file>